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sub>
          <mi mathvariant="normal">ω</mi>
          <mi>i</mi>
        </msub>
        <mo stretchy="false">=</mo>
        <mi>f</mi>
      </mrow>
      <mrow>
        <mo fence="true" stretchy="false">(</mo>
        <mrow>
          <mrow>
            <msubsup>
              <mi mathvariant="normal">Σ</mi>
              <mrow>
                <mi>j</mi>
                <mo stretchy="false">=</mo>
                <mn>1</mn>
              </mrow>
              <mi>m</mi>
            </msubsup>
            <mn>1</mn>
            <mo stretchy="false">{</mo>
            <mrow>
              <msup>
                <mi>x</mi>
                <mrow>
                  <mo fence="true" stretchy="false">(</mo>
                  <mrow>
                    <mi>j</mi>
                  </mrow>
                  <mo fence="true" stretchy="false">)</mo>
                </mrow>
              </msup>
              <mo stretchy="false">=</mo>
              <msubsup>
                <mi>x</mi>
                <mi>i</mi>
                <mrow>
                  <mo fence="true" stretchy="false">(</mo>
                  <mrow>
                    <mi>j</mi>
                  </mrow>
                  <mo fence="true" stretchy="false">)</mo>
                </mrow>
              </msubsup>
            </mrow>
            <mi>,</mi>
            <mrow>
              <msup>
                <mi>y</mi>
                <mrow>
                  <mo fence="true" stretchy="false">(</mo>
                  <mrow>
                    <mi>j</mi>
                  </mrow>
                  <mo fence="true" stretchy="false">)</mo>
                </mrow>
              </msup>
              <mo stretchy="false">=</mo>
              <msubsup>
                <mi>y</mi>
                <mi>i</mi>
                <mrow>
                  <mo fence="true" stretchy="false">(</mo>
                  <mrow>
                    <mi>j</mi>
                  </mrow>
                  <mo fence="true" stretchy="false">)</mo>
                </mrow>
              </msubsup>
            </mrow>
            <mo stretchy="false">}</mo>
          </mrow>
        </mrow>
        <mo fence="true" stretchy="false">)</mo>
      </mrow>
    </mrow>
    <annotation encoding="StarMath 5.0">%omega_i = f(%SIGMA^m_{j = 1}1\{x^{(j)} = x^{(j)}_i, y^{(j)}=y^{(j)}_i\}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4:55:44.548273693</meta:creation-date>
    <dc:date>2016-07-30T10:19:28.746032873</dc:date>
    <meta:editing-duration>PT1M58S</meta:editing-duration>
    <meta:editing-cycles>2</meta:editing-cycles>
    <meta:generator>LibreOffice/5.1.2.2.0$Linux_X86_64 LibreOffice_project/10m0$Build-2</meta:generator>
  </office:meta>
</office:document-meta>
</file>